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  <style:text-properties fo:font-size="22pt" style:font-size-asian="22pt" style:font-size-complex="22pt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order-bottom="none" fo:background-color="#b2b2b2" fo:border-left="0.06pt solid #000000" fo:border-right="none" fo:border-top="0.06pt solid #000000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none" fo:background-color="#b2b2b2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b2b2b2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b2b2b2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b2b2b2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b2b2b2" fo:border-left="none" fo:border-right="0.06pt solid #000000" fo:border-top="0.06pt solid #000000"/>
    </style:style>
    <style:style style:name="ce9" style:family="table-cell" style:parent-style-name="Default" style:data-style-name="N127">
      <style:table-cell-properties fo:border-bottom="none" fo:background-color="#ffffff" fo:border-left="none" fo:border-right="0.06pt solid #000000" fo:border-top="none"/>
      <style:text-properties fo:color="#c9211e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27">
      <style:table-cell-properties fo:border-bottom="0.06pt solid #000000" fo:background-color="#b2b2b2" fo:border-left="none" fo:border-right="0.06pt solid #000000" fo:border-top="none"/>
      <style:text-properties fo:color="#000000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none" fo:background-color="#b2b2b2" fo:border-left="none" fo:border-right="none" fo:border-top="0.06pt solid #000000"/>
    </style:style>
    <style:style style:name="ce12" style:family="table-cell" style:parent-style-name="Default">
      <style:table-cell-properties fo:background-color="#eeeeee" fo:border="none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b2b2b2" fo:border="none"/>
    </style:style>
    <style:style style:name="ce18" style:family="table-cell" style:parent-style-name="Default">
      <style:table-cell-properties fo:border-bottom="0.06pt solid #000000" fo:background-color="#b2b2b2" fo:border-left="none" fo:border-right="none" fo:border-top="none"/>
    </style:style>
    <style:style style:name="ce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 style:data-style-name="N127">
      <style:table-cell-properties fo:border-bottom="none" fo:background-color="#b2b2b2" fo:border-left="none" fo:border-right="0.06pt solid #000000" fo:border-top="none"/>
    </style:style>
    <style:style style:name="ce22" style:family="table-cell" style:parent-style-name="Default" style:data-style-name="N127">
      <style:table-cell-properties fo:border-bottom="none" fo:background-color="#b2b2b2" fo:border-left="none" fo:border-right="0.06pt solid #000000" fo:border-top="none"/>
      <style:map style:condition="cell-content-is-not-between(100,432)" style:apply-style-name="Error" style:base-cell-address="Sheet1.E11"/>
    </style:style>
    <style:style style:name="ce23" style:family="table-cell" style:parent-style-name="Default" style:data-style-name="N127">
      <style:table-cell-properties fo:border-bottom="none" fo:background-color="#b2b2b2" fo:border-left="none" fo:border-right="0.06pt solid #000000" fo:border-top="none"/>
      <style:text-properties fo:font-weight="bold" style:font-weight-asian="bold" style:font-weight-complex="bold"/>
      <style:map style:condition="cell-content()&gt;216" style:apply-style-name="Error" style:base-cell-address="Sheet1.E12"/>
    </style:style>
    <style:style style:name="ce24" style:family="table-cell" style:parent-style-name="Default" style:data-style-name="N127">
      <style:table-cell-properties fo:border-bottom="none" fo:background-color="#b2b2b2" fo:border-left="none" fo:border-right="0.06pt solid #000000" fo:border-top="none"/>
      <style:map style:condition="cell-content()!=48" style:apply-style-name="Note" style:base-cell-address="Sheet1.E13"/>
    </style:style>
    <style:style style:name="ce25" style:family="table-cell" style:parent-style-name="Default" style:data-style-name="N127">
      <style:table-cell-properties fo:border-bottom="0.06pt solid #000000" fo:background-color="#b2b2b2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b2b2b2" fo:border-left="none" fo:border-right="0.06pt solid #000000" fo:border-top="none"/>
    </style:style>
    <style:style style:name="ce28" style:family="table-cell" style:parent-style-name="Default" style:data-style-name="N127">
      <style:table-cell-properties fo:border-bottom="0.06pt solid #000000" fo:background-color="#b2b2b2" fo:border-left="none" fo:border-right="0.06pt solid #000000" fo:border-top="none"/>
      <style:text-properties fo:color="#c9211e"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b2b2b2" fo:border="0.06pt solid #000000"/>
    </style:style>
    <style:style style:name="ce32" style:family="table-cell" style:parent-style-name="Default" style:data-style-name="N121">
      <style:table-cell-properties fo:border-bottom="0.06pt solid #000000" fo:background-color="#b2b2b2" fo:border-left="none" fo:border-right="none" fo:border-top="none"/>
      <style:text-properties fo:color="#c9211e" fo:font-size="15pt" fo:font-weight="bold" style:font-size-asian="15pt" style:font-weight-asian="bold" style:font-size-complex="15pt" style:font-weight-complex="bold"/>
    </style:style>
    <style:style style:name="ce33" style:family="table-cell" style:parent-style-name="Default">
      <style:table-cell-properties fo:background-color="#b2b2b2"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21">
      <style:table-cell-properties fo:background-color="#b2b2b2" fo:border="0.06pt solid #000000"/>
    </style:style>
    <style:style style:name="ce35" style:family="table-cell" style:parent-style-name="Default" style:data-style-name="N121">
      <style:table-cell-properties fo:background-color="#b2b2b2" fo:border="0.06pt solid #000000"/>
      <style:map style:condition="cell-content-is-between(1,2)" style:apply-style-name="Accent" style:base-cell-address="Sheet1.H21"/>
    </style:style>
    <style:style style:name="ce36" style:family="table-cell" style:parent-style-name="Default">
      <style:table-cell-properties fo:border-bottom="0.06pt solid #000000" fo:background-color="#b2b2b2" fo:border-left="none" fo:border-right="0.06pt solid #000000" fo:border-top="none"/>
    </style:style>
    <style:style style:name="ce37" style:family="table-cell" style:parent-style-name="Default">
      <style:text-properties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HSI&quot;;&quot;HSE&quot;)" table:allow-empty-cell="false" table:display-list="unsorted" table:base-cell-address="Sheet1.C9">
          <table:error-message table:message-type="stop" table:display="true"/>
        </table:content-validation>
        <table:content-validation table:name="val2" table:condition="of:cell-content-is-in-list([$Sheet1.$G$21:.$G$82])" table:allow-empty-cell="true" table:display-list="unsorted" table:base-cell-address="Sheet1.C10">
          <table:error-message table:message-type="stop" table:display="true"/>
        </table:content-validation>
        <table:content-validation table:name="val3" table:condition="of:cell-content-is-whole-number() and cell-content-is-between(50,432)" table:allow-empty-cell="false" table:base-cell-address="Sheet1.C11">
          <table:error-message table:message-type="stop" table:display="true"/>
        </table:content-validation>
        <table:content-validation table:name="val4" table:condition="of:cell-content-is-in-list(&quot;2&quot;;&quot;4&quot;;&quot;6&quot;;&quot;8&quot;)" table:allow-empty-cell="false" table:display-list="unsorted" table:base-cell-address="Sheet1.C12">
          <table:error-message table:message-type="stop" table:display="true"/>
        </table:content-validation>
        <table:content-validation table:name="val5" table:condition="of:cell-content-is-in-list(&quot;2&quot;;&quot;3&quot;;&quot;4&quot;;&quot;5&quot;;&quot;6&quot;;&quot;7&quot;;&quot;8&quot;;&quot;9&quot;;&quot;10&quot;;&quot;11&quot;;&quot;12&quot;;&quot;13&quot;;&quot;14&quot;;&quot;15&quot;)" table:allow-empty-cell="false" table:display-list="sort-ascending" table:base-cell-address="Sheet1.C13">
          <table:error-message table:message-type="stop" table:display="true"/>
        </table:content-validation>
        <table:content-validation table:name="val6" table:condition="of:cell-content-is-whole-number() and cell-content-is-between(50,432)" table:allow-empty-cell="true" table:base-cell-address="Sheet1.C33">
          <table:error-message table:message-type="stop" table:display="true"/>
        </table:content-validation>
        <table:content-validation table:name="val7" table:condition="of:cell-content-is-in-list(&quot;2&quot;;&quot;4&quot;;&quot;6&quot;;&quot;8&quot;)" table:allow-empty-cell="true" table:display-list="unsorted" table:base-cell-address="Sheet1.C23">
          <table:error-message table:message-type="stop" table:display="true"/>
        </table:content-validation>
        <table:content-validation table:name="val8" table:condition="of:cell-content-is-in-list(&quot;2&quot;;&quot;3&quot;;&quot;4&quot;;&quot;5&quot;;&quot;6&quot;;&quot;7&quot;;&quot;8&quot;;&quot;9&quot;;&quot;10&quot;;&quot;11&quot;;&quot;12&quot;;&quot;13&quot;;&quot;14&quot;;&quot;15&quot;)" table:allow-empty-cell="true" table:display-list="unsorted" table:base-cell-address="Sheet1.C24">
          <table:error-message table:message-type="stop" table:display="true"/>
        </table:content-validation>
        <table:content-validation table:name="val9" table:condition="of:cell-content-is-in-list(&quot;2&quot;;&quot;3&quot;;&quot;4&quot;;&quot;5&quot;;&quot;6&quot;;&quot;7&quot;)" table:allow-empty-cell="false" table:display-list="unsorted" table:base-cell-address="Sheet1.C25">
          <table:error-message table:message-type="stop" table:display="true"/>
        </table:content-validation>
        <table:content-validation table:name="val10" table:condition="of:cell-content-is-in-list(&quot;2&quot;;&quot;4&quot;;&quot;6&quot;;&quot;8&quot;)" table:allow-empty-cell="false" table:display-list="unsorted" table:base-cell-address="Sheet1.C34">
          <table:error-message table:message-type="stop" table:display="true"/>
        </table:content-validation>
        <table:content-validation table:name="val11" table:condition="of:cell-content-is-in-list(&quot;2&quot;;&quot;3&quot;;&quot;4&quot;;&quot;5&quot;;&quot;6&quot;;&quot;7&quot;;&quot;8&quot;;&quot;9&quot;;&quot;10&quot;;&quot;11&quot;;&quot;12&quot;;&quot;13&quot;;&quot;14&quot;;&quot;15&quot;)" table:allow-empty-cell="false" table:display-list="unsorted" table:base-cell-address="Sheet1.C35">
          <table:error-message table:message-type="stop" table:display="true"/>
        </table:content-validation>
        <table:content-validation table:name="val12" table:condition="of:cell-content-is-in-list(&quot;2&quot;;&quot;3&quot;;&quot;4&quot;;&quot;5&quot;;&quot;6&quot;;&quot;7&quot;)" table:allow-empty-cell="false" table:display-list="unsorted" table:base-cell-address="Sheet1.C36">
          <table:error-message table:message-type="stop" table:display="true"/>
        </table:content-validation>
        <table:content-validation table:name="val13" table:condition="of:cell-content-is-in-list(&quot;HSE&quot;;&quot;HSI&quot;;&quot;PLL&quot;;&quot;&quot;)" table:allow-empty-cell="true" table:display-list="unsorted" table:base-cell-address="Sheet1.E4">
          <table:error-message table:message-type="stop" table:display="true"/>
        </table:content-validation>
        <table:content-validation table:name="val14" table:condition="of:cell-content-is-in-list([$Sheet1.$G$7:$Sheet1.$G$15])" table:allow-empty-cell="true" table:display-list="unsorted" table:base-cell-address="Sheet1.G4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1" table:default-cell-style-name="ce31"/>
        <table:table-column table:style-name="co1" table:default-cell-style-name="ce35"/>
        <table:table-column table:style-name="co1" table:number-columns-repeated="2" table:default-cell-style-name="ce2"/>
        <table:table-column table:style-name="co1" table:visibility="collapse" table:default-cell-style-name="ce2"/>
        <table:table-column table:style-name="co1" table:number-columns-repeated="1013" table:default-cell-style-name="Default"/>
        <table:table-row table:style-name="ro1">
          <table:table-cell table:style-name="ce1"/>
          <table:table-cell table:style-name="ce1" office:value-type="string" calcext:value-type="string">
            <text:p>STM32F746 Clock configuration</text:p>
          </table:table-cell>
          <table:table-cell table:style-name="ce1" table:number-columns-repeated="9"/>
          <table:table-cell table:style-name="ce37" table:number-columns-repeated="1013"/>
        </table:table-row>
        <table:table-row table:style-name="ro2">
          <table:table-cell table:number-columns-repeated="4"/>
          <table:table-cell table:style-name="ce19" office:value-type="string" calcext:value-type="string" table:number-columns-spanned="2" table:number-rows-spanned="1">
            <text:p>SYSCLK</text:p>
          </table:table-cell>
          <table:covered-table-cell table:style-name="ce26"/>
          <table:table-cell table:style-name="ce19" office:value-type="string" calcext:value-type="string" table:number-columns-spanned="3" table:number-rows-spanned="1">
            <text:p>HCLK</text:p>
          </table:table-cell>
          <table:covered-table-cell table:style-name="ce11"/>
          <table:covered-table-cell table:style-name="ce8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Clock source</text:p>
          </table:table-cell>
          <table:table-cell table:style-name="ce8"/>
          <table:table-cell/>
          <table:table-cell table:style-name="ce4" office:value-type="string" calcext:value-type="string">
            <text:p>Source</text:p>
          </table:table-cell>
          <table:table-cell table:style-name="ce27" office:value-type="string" calcext:value-type="string">
            <text:p>Frequency</text:p>
          </table:table-cell>
          <table:table-cell table:style-name="ce4" office:value-type="string" calcext:value-type="string">
            <text:p>Prescaler</text:p>
          </table:table-cell>
          <table:table-cell table:style-name="ce2" office:value-type="string" calcext:value-type="string">
            <text:p>Frequency</text:p>
          </table:table-cell>
          <table:table-cell table:style-name="ce27" office:value-type="string" calcext:value-type="string">
            <text:p>HPRE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HSI</text:p>
          </table:table-cell>
          <table:table-cell table:style-name="ce9" office:value-type="float" office:value="16" calcext:value-type="float">
            <text:p>16.000</text:p>
          </table:table-cell>
          <table:table-cell/>
          <table:table-cell table:style-name="ce20" table:content-validation-name="val13" office:value-type="string" calcext:value-type="string">
            <text:p>PLL</text:p>
          </table:table-cell>
          <table:table-cell table:style-name="ce28" table:formula="of:=IF([.E4]=&quot;HSI&quot;;[.C4];IF([.E4]=&quot;HSE&quot;;[.C5];IF([.E4]=&quot;PLL&quot;;[.C6];&quot;&quot;)))" office:value-type="float" office:value="216" calcext:value-type="float">
            <text:p>216.000</text:p>
          </table:table-cell>
          <table:table-cell table:style-name="ce29" table:content-validation-name="val14" office:value-type="float" office:value="1" calcext:value-type="float">
            <text:p>1</text:p>
          </table:table-cell>
          <table:table-cell table:style-name="ce32" table:formula="of:=[.F4]/[.G4]" office:value-type="float" office:value="216" calcext:value-type="float">
            <text:p>216.000</text:p>
          </table:table-cell>
          <table:table-cell table:style-name="ce36" table:formula="of:=LOOKUP([.G4];[.G7:.G15];[.K7:.K15]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HSE</text:p>
          </table:table-cell>
          <table:table-cell table:style-name="ce9" office:value-type="float" office:value="25" calcext:value-type="float">
            <text:p>25.000</text:p>
          </table:table-cell>
          <table:table-cell table:number-columns-repeated="3"/>
          <table:table-cell table:style-name="ce2"/>
          <table:table-cell table:style-name="ce33" table:formula="of:=IF([.H4]&lt;25;&quot;No ETH&quot;;&quot;&quot;)">
            <text:p/>
          </table:table-cell>
          <table:table-cell table:number-columns-repeated="1016"/>
        </table:table-row>
        <table:table-row table:style-name="ro3">
          <table:table-cell/>
          <table:table-cell table:style-name="ce5" office:value-type="string" calcext:value-type="string">
            <text:p>PLL</text:p>
          </table:table-cell>
          <table:table-cell table:style-name="ce10" table:formula="of:=IF(AND(ISNUMBER([.C10]);ISNUMBER([.C11]);ISNUMBER([.C12]));[.E12];&quot;&quot;)" office:value-type="float" office:value="216" calcext:value-type="float">
            <text:p>216.000</text:p>
          </table:table-cell>
          <table:table-cell table:number-columns-repeated="3"/>
          <table:table-cell table:style-name="ce30" office:value-type="string" calcext:value-type="string">
            <text:p>Prescaler</text:p>
          </table:table-cell>
          <table:table-cell table:style-name="ce30" office:value-type="string" calcext:value-type="string">
            <text:p>Frequency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" calcext:value-type="float">
            <text:p>1</text:p>
          </table:table-cell>
          <table:table-cell table:style-name="ce34" table:formula="of:=[.$F$4]/[.G7]" office:value-type="float" office:value="216" calcext:value-type="float">
            <text:p>216.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table:style-name="ce6" office:value-type="string" calcext:value-type="string">
            <text:p>Main PLL</text:p>
          </table:table-cell>
          <table:table-cell table:style-name="ce11"/>
          <table:table-cell table:style-name="ce11" office:value-type="string" calcext:value-type="string">
            <text:p>Signal</text:p>
          </table:table-cell>
          <table:table-cell table:style-name="ce8" office:value-type="string" calcext:value-type="string">
            <text:p>Frequency</text:p>
          </table:table-cell>
          <table:table-cell/>
          <table:table-cell office:value-type="float" office:value="2" calcext:value-type="float">
            <text:p>2</text:p>
          </table:table-cell>
          <table:table-cell table:style-name="ce34" table:formula="of:=[.$F$4]/[.G8]" office:value-type="float" office:value="108" calcext:value-type="float">
            <text:p>108.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/>
          <table:table-cell table:style-name="ce7" office:value-type="string" calcext:value-type="string">
            <text:p>Source</text:p>
          </table:table-cell>
          <table:table-cell table:style-name="ce12" table:content-validation-name="val1" office:value-type="string" calcext:value-type="string">
            <text:p>HSE</text:p>
          </table:table-cell>
          <table:table-cell table:style-name="ce17"/>
          <table:table-cell table:style-name="ce21" table:formula="of:=IF([.C9]=&quot;HSI&quot;;[.C4];IF([.C9]=&quot;HSE&quot;;[.C5];&quot;&quot;))" office:value-type="float" office:value="25" calcext:value-type="float">
            <text:p>25.00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4" table:formula="of:=[.$F$4]/[.G9]" office:value-type="float" office:value="54" calcext:value-type="float">
            <text:p>54.0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4">
          <table:table-cell/>
          <table:table-cell table:style-name="ce4" office:value-type="string" calcext:value-type="string">
            <text:p>M</text:p>
          </table:table-cell>
          <table:table-cell table:style-name="ce12" table:content-validation-name="val2" office:value-type="float" office:value="25" calcext:value-type="float">
            <text:p>25</text:p>
          </table:table-cell>
          <table:table-cell table:style-name="ce17" office:value-type="string" calcext:value-type="string">
            <text:p>f_IN</text:p>
          </table:table-cell>
          <table:table-cell table:style-name="ce21" table:formula="of:=[.E9]/[.C10]" office:value-type="float" office:value="1" calcext:value-type="float">
            <text:p>1.0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4" table:formula="of:=[.$F$4]/[.G10]" office:value-type="float" office:value="27" calcext:value-type="float">
            <text:p>27.0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N</text:p>
          </table:table-cell>
          <table:table-cell table:style-name="ce13" table:content-validation-name="val3" office:value-type="float" office:value="432" calcext:value-type="float">
            <text:p>432</text:p>
          </table:table-cell>
          <table:table-cell table:style-name="ce17" office:value-type="string" calcext:value-type="string">
            <text:p>f_VCO</text:p>
          </table:table-cell>
          <table:table-cell table:style-name="ce22" table:formula="of:=[.E10]*[.C11]" office:value-type="float" office:value="432" calcext:value-type="float">
            <text:p>432.00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4" table:formula="of:=[.$F$4]/[.G11]" office:value-type="float" office:value="13.5" calcext:value-type="float">
            <text:p>13.5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P</text:p>
          </table:table-cell>
          <table:table-cell table:style-name="ce12" table:content-validation-name="val4" office:value-type="float" office:value="2" calcext:value-type="float">
            <text:p>2</text:p>
          </table:table-cell>
          <table:table-cell table:style-name="ce17" office:value-type="string" calcext:value-type="string">
            <text:p>SYSCLK</text:p>
          </table:table-cell>
          <table:table-cell table:style-name="ce23" table:formula="of:=[.E11]/[.C12]" office:value-type="float" office:value="216" calcext:value-type="float">
            <text:p>216.000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34" table:formula="of:=[.$F$4]/[.G12]" office:value-type="float" office:value="3.375" calcext:value-type="float">
            <text:p>3.37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Q</text:p>
          </table:table-cell>
          <table:table-cell table:style-name="ce12" table:content-validation-name="val5" office:value-type="float" office:value="9" calcext:value-type="float">
            <text:p>9</text:p>
          </table:table-cell>
          <table:table-cell table:style-name="ce17" office:value-type="string" calcext:value-type="string">
            <text:p>USB </text:p>
          </table:table-cell>
          <table:table-cell table:style-name="ce24" table:formula="of:=[.E11]/[.C13]" office:value-type="float" office:value="48" calcext:value-type="float">
            <text:p>48.000</text:p>
          </table:table-cell>
          <table:table-cell/>
          <table:table-cell office:value-type="float" office:value="128" calcext:value-type="float">
            <text:p>128</text:p>
          </table:table-cell>
          <table:table-cell table:style-name="ce34" table:formula="of:=[.$F$4]/[.G13]" office:value-type="float" office:value="1.6875" calcext:value-type="float">
            <text:p>1.68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R</text:p>
          </table:table-cell>
          <table:table-cell table:style-name="ce14" table:content-validation-name="val5" office:value-type="float" office:value="5" calcext:value-type="float">
            <text:p>5</text:p>
          </table:table-cell>
          <table:table-cell table:style-name="ce18" office:value-type="string" calcext:value-type="string">
            <text:p>---NU---</text:p>
          </table:table-cell>
          <table:table-cell table:style-name="ce25" table:formula="of:=[.E12]/[.C14]" office:value-type="float" office:value="43.2" calcext:value-type="float">
            <text:p>43.200</text:p>
          </table:table-cell>
          <table:table-cell/>
          <table:table-cell office:value-type="float" office:value="256" calcext:value-type="float">
            <text:p>256</text:p>
          </table:table-cell>
          <table:table-cell table:style-name="ce34" table:formula="of:=[.$F$4]/[.G14]" office:value-type="float" office:value="0.84375" calcext:value-type="float">
            <text:p>0.84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float" office:value="512" calcext:value-type="float">
            <text:p>512</text:p>
          </table:table-cell>
          <table:table-cell table:style-name="ce34" table:formula="of:=[.$F$4]/[.G15]" office:value-type="float" office:value="0.421875" calcext:value-type="float">
            <text:p>0.42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2" table:number-rows-repeated="3">
          <table:table-cell table:number-columns-repeated="6"/>
          <table:table-cell table:style-name="ce2" table:number-columns-repeated="2"/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PLLI2S</text:p>
          </table:table-cell>
          <table:table-cell table:style-name="ce11"/>
          <table:table-cell table:style-name="ce11" office:value-type="string" calcext:value-type="string">
            <text:p>Signal</text:p>
          </table:table-cell>
          <table:table-cell table:style-name="ce8" office:value-type="string" calcext:value-type="string">
            <text:p>Frequency</text:p>
          </table:table-cell>
          <table:table-cell/>
          <table:table-cell table:style-name="ce2" table:number-columns-repeated="2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Source</text:p>
          </table:table-cell>
          <table:table-cell table:formula="of:=[.C9]" office:value-type="string" office:string-value="HSE" calcext:value-type="string">
            <text:p>HSE</text:p>
          </table:table-cell>
          <table:table-cell/>
          <table:table-cell table:style-name="ce21" table:formula="of:=[.E9]" office:value-type="float" office:value="25" calcext:value-type="float">
            <text:p>25.000</text:p>
          </table:table-cell>
          <table:table-cell/>
          <table:table-cell office:value-type="string" calcext:value-type="string">
            <text:p>M</text:p>
          </table:table-cell>
          <table:table-cell table:style-name="ce31" office:value-type="string" calcext:value-type="string">
            <text:p>Input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M</text:p>
          </table:table-cell>
          <table:table-cell table:formula="of:=[.C10]" office:value-type="float" office:value="25" calcext:value-type="float">
            <text:p>25</text:p>
          </table:table-cell>
          <table:table-cell office:value-type="string" calcext:value-type="string">
            <text:p>f_IN</text:p>
          </table:table-cell>
          <table:table-cell table:style-name="ce21" table:formula="of:=[.E20]/[.C21]" office:value-type="float" office:value="1" calcext:value-type="float">
            <text:p>1.0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E$9]/[.G21]" office:value-type="float" office:value="12.5" calcext:value-type="float">
            <text:p>12.500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N</text:p>
          </table:table-cell>
          <table:table-cell table:style-name="ce15" table:content-validation-name="val6" office:value-type="float" office:value="100" calcext:value-type="float">
            <text:p>100</text:p>
          </table:table-cell>
          <table:table-cell office:value-type="string" calcext:value-type="string">
            <text:p>F_VCO</text:p>
          </table:table-cell>
          <table:table-cell table:style-name="ce21" table:formula="of:=[.E21]*[.C22]" office:value-type="float" office:value="100" calcext:value-type="float">
            <text:p>100.0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E$9]/[.G22]" office:value-type="float" office:value="8.33333333333333" calcext:value-type="float">
            <text:p>8.333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P</text:p>
          </table:table-cell>
          <table:table-cell table:style-name="ce16" table:content-validation-name="val7" office:value-type="float" office:value="2" calcext:value-type="float">
            <text:p>2</text:p>
          </table:table-cell>
          <table:table-cell office:value-type="string" calcext:value-type="string">
            <text:p>PLLI2SP</text:p>
          </table:table-cell>
          <table:table-cell table:style-name="ce21" table:formula="of:=[.E22]/[.C23]" office:value-type="float" office:value="50" calcext:value-type="float">
            <text:p>50.00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E$9]/[.G23]" office:value-type="float" office:value="6.25" calcext:value-type="float">
            <text:p>6.250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Q</text:p>
          </table:table-cell>
          <table:table-cell table:style-name="ce16" table:content-validation-name="val8" office:value-type="float" office:value="2" calcext:value-type="float">
            <text:p>2</text:p>
          </table:table-cell>
          <table:table-cell office:value-type="string" calcext:value-type="string">
            <text:p>PLLI2SQ</text:p>
          </table:table-cell>
          <table:table-cell table:style-name="ce21" table:formula="of:=[.E22]/[.C24]" office:value-type="float" office:value="50" calcext:value-type="float">
            <text:p>50.00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E$9]/[.G24]" office:value-type="float" office:value="5" calcext:value-type="float">
            <text:p>5.000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R</text:p>
          </table:table-cell>
          <table:table-cell table:style-name="ce14" table:content-validation-name="val9" office:value-type="float" office:value="2" calcext:value-type="float">
            <text:p>2</text:p>
          </table:table-cell>
          <table:table-cell table:style-name="ce18" office:value-type="string" calcext:value-type="string">
            <text:p>PLLI2SR, I2SCLK</text:p>
          </table:table-cell>
          <table:table-cell table:style-name="ce25" table:formula="of:=[.E22]/[.C25]" office:value-type="float" office:value="50" calcext:value-type="float">
            <text:p>50.00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E$9]/[.G25]" office:value-type="float" office:value="4.16666666666667" calcext:value-type="float">
            <text:p>4.16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7" calcext:value-type="float">
            <text:p>7</text:p>
          </table:table-cell>
          <table:table-cell table:formula="of:=[.$E$9]/[.G26]" office:value-type="float" office:value="3.57142857142857" calcext:value-type="float">
            <text:p>3.57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8" calcext:value-type="float">
            <text:p>8</text:p>
          </table:table-cell>
          <table:table-cell table:formula="of:=[.$E$9]/[.G27]" office:value-type="float" office:value="3.125" calcext:value-type="float">
            <text:p>3.12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9" calcext:value-type="float">
            <text:p>9</text:p>
          </table:table-cell>
          <table:table-cell table:formula="of:=[.$E$9]/[.G28]" office:value-type="float" office:value="2.77777777777778" calcext:value-type="float">
            <text:p>2.77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0" calcext:value-type="float">
            <text:p>10</text:p>
          </table:table-cell>
          <table:table-cell table:formula="of:=[.$E$9]/[.G29]" office:value-type="float" office:value="2.5" calcext:value-type="float">
            <text:p>2.500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PLLSAI</text:p>
          </table:table-cell>
          <table:table-cell table:style-name="ce11"/>
          <table:table-cell table:style-name="ce11" office:value-type="string" calcext:value-type="string">
            <text:p>Signal</text:p>
          </table:table-cell>
          <table:table-cell table:style-name="ce8" office:value-type="string" calcext:value-type="string">
            <text:p>Frequency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E$9]/[.G30]" office:value-type="float" office:value="2.27272727272727" calcext:value-type="float">
            <text:p>2.273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Source</text:p>
          </table:table-cell>
          <table:table-cell table:formula="of:=[.C20]" office:value-type="string" office:string-value="HSE" calcext:value-type="string">
            <text:p>HSE</text:p>
          </table:table-cell>
          <table:table-cell/>
          <table:table-cell table:style-name="ce21" table:formula="of:=[.E20]" office:value-type="float" office:value="25" calcext:value-type="float">
            <text:p>25.00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E$9]/[.G31]" office:value-type="float" office:value="2.08333333333333" calcext:value-type="float">
            <text:p>2.083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M</text:p>
          </table:table-cell>
          <table:table-cell table:formula="of:=[.C21]" office:value-type="float" office:value="25" calcext:value-type="float">
            <text:p>25</text:p>
          </table:table-cell>
          <table:table-cell table:style-name="ce17" office:value-type="string" calcext:value-type="string">
            <text:p>f_IN</text:p>
          </table:table-cell>
          <table:table-cell table:style-name="ce21" table:formula="of:=[.E31]/[.C32]" office:value-type="float" office:value="1" calcext:value-type="float">
            <text:p>1.00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E$9]/[.G32]" office:value-type="float" office:value="1.92307692307692" calcext:value-type="float">
            <text:p>1.923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N</text:p>
          </table:table-cell>
          <table:table-cell table:style-name="ce15" table:content-validation-name="val6" office:value-type="float" office:value="432" calcext:value-type="float">
            <text:p>432</text:p>
          </table:table-cell>
          <table:table-cell table:style-name="ce17" office:value-type="string" calcext:value-type="string">
            <text:p>f_VCO</text:p>
          </table:table-cell>
          <table:table-cell table:style-name="ce21" table:formula="of:=[.E32]*[.C33]" office:value-type="float" office:value="432" calcext:value-type="float">
            <text:p>432.00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E$9]/[.G33]" office:value-type="float" office:value="1.78571428571429" calcext:value-type="float">
            <text:p>1.786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P</text:p>
          </table:table-cell>
          <table:table-cell table:style-name="ce16" table:content-validation-name="val10" office:value-type="float" office:value="2" calcext:value-type="float">
            <text:p>2</text:p>
          </table:table-cell>
          <table:table-cell table:style-name="ce17" office:value-type="string" calcext:value-type="string">
            <text:p>PLLSAIP</text:p>
          </table:table-cell>
          <table:table-cell table:style-name="ce21" table:formula="of:=[.E33]/[.C34]" office:value-type="float" office:value="216" calcext:value-type="float">
            <text:p>216.00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E$9]/[.G34]" office:value-type="float" office:value="1.66666666666667" calcext:value-type="float">
            <text:p>1.667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Q</text:p>
          </table:table-cell>
          <table:table-cell table:style-name="ce16" table:content-validation-name="val11" office:value-type="float" office:value="2" calcext:value-type="float">
            <text:p>2</text:p>
          </table:table-cell>
          <table:table-cell table:style-name="ce17" office:value-type="string" calcext:value-type="string">
            <text:p>PLLSAIQ</text:p>
          </table:table-cell>
          <table:table-cell table:style-name="ce21" table:formula="of:=[.E33]/[.C35]" office:value-type="float" office:value="216" calcext:value-type="float">
            <text:p>216.00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E$9]/[.G35]" office:value-type="float" office:value="1.5625" calcext:value-type="float">
            <text:p>1.563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R</text:p>
          </table:table-cell>
          <table:table-cell table:style-name="ce14" table:content-validation-name="val12" office:value-type="float" office:value="5" calcext:value-type="float">
            <text:p>5</text:p>
          </table:table-cell>
          <table:table-cell table:style-name="ce18" office:value-type="string" calcext:value-type="string">
            <text:p>PLLSAIR, LTDC</text:p>
          </table:table-cell>
          <table:table-cell table:style-name="ce25" table:formula="of:=[.E33]/[.C36]" office:value-type="float" office:value="86.4" calcext:value-type="float">
            <text:p>86.4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E$9]/[.G36]" office:value-type="float" office:value="1.47058823529412" calcext:value-type="float">
            <text:p>1.47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8" calcext:value-type="float">
            <text:p>18</text:p>
          </table:table-cell>
          <table:table-cell table:formula="of:=[.$E$9]/[.G37]" office:value-type="float" office:value="1.38888888888889" calcext:value-type="float">
            <text:p>1.38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19" calcext:value-type="float">
            <text:p>19</text:p>
          </table:table-cell>
          <table:table-cell table:formula="of:=[.$E$9]/[.G38]" office:value-type="float" office:value="1.31578947368421" calcext:value-type="float">
            <text:p>1.31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0" calcext:value-type="float">
            <text:p>20</text:p>
          </table:table-cell>
          <table:table-cell table:formula="of:=[.$E$9]/[.G39]" office:value-type="float" office:value="1.25" calcext:value-type="float">
            <text:p>1.25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1" calcext:value-type="float">
            <text:p>21</text:p>
          </table:table-cell>
          <table:table-cell table:formula="of:=[.$E$9]/[.G40]" office:value-type="float" office:value="1.19047619047619" calcext:value-type="float">
            <text:p>1.19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2" calcext:value-type="float">
            <text:p>22</text:p>
          </table:table-cell>
          <table:table-cell table:formula="of:=[.$E$9]/[.G41]" office:value-type="float" office:value="1.13636363636364" calcext:value-type="float">
            <text:p>1.13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3" calcext:value-type="float">
            <text:p>23</text:p>
          </table:table-cell>
          <table:table-cell table:formula="of:=[.$E$9]/[.G42]" office:value-type="float" office:value="1.08695652173913" calcext:value-type="float">
            <text:p>1.08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4" calcext:value-type="float">
            <text:p>24</text:p>
          </table:table-cell>
          <table:table-cell table:formula="of:=[.$E$9]/[.G43]" office:value-type="float" office:value="1.04166666666667" calcext:value-type="float">
            <text:p>1.04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5" calcext:value-type="float">
            <text:p>25</text:p>
          </table:table-cell>
          <table:table-cell table:formula="of:=[.$E$9]/[.G44]" office:value-type="float" office:value="1" calcext:value-type="float">
            <text:p>1.00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6" calcext:value-type="float">
            <text:p>26</text:p>
          </table:table-cell>
          <table:table-cell table:formula="of:=[.$E$9]/[.G45]" office:value-type="float" office:value="0.961538461538462" calcext:value-type="float">
            <text:p>0.96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7" calcext:value-type="float">
            <text:p>27</text:p>
          </table:table-cell>
          <table:table-cell table:formula="of:=[.$E$9]/[.G46]" office:value-type="float" office:value="0.925925925925926" calcext:value-type="float">
            <text:p>0.92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8" calcext:value-type="float">
            <text:p>28</text:p>
          </table:table-cell>
          <table:table-cell table:formula="of:=[.$E$9]/[.G47]" office:value-type="float" office:value="0.892857142857143" calcext:value-type="float">
            <text:p>0.89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29" calcext:value-type="float">
            <text:p>29</text:p>
          </table:table-cell>
          <table:table-cell table:formula="of:=[.$E$9]/[.G48]" office:value-type="float" office:value="0.862068965517241" calcext:value-type="float">
            <text:p>0.86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0" calcext:value-type="float">
            <text:p>30</text:p>
          </table:table-cell>
          <table:table-cell table:formula="of:=[.$E$9]/[.G49]" office:value-type="float" office:value="0.833333333333333" calcext:value-type="float">
            <text:p>0.83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1" calcext:value-type="float">
            <text:p>31</text:p>
          </table:table-cell>
          <table:table-cell table:formula="of:=[.$E$9]/[.G50]" office:value-type="float" office:value="0.806451612903226" calcext:value-type="float">
            <text:p>0.80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2" calcext:value-type="float">
            <text:p>32</text:p>
          </table:table-cell>
          <table:table-cell table:formula="of:=[.$E$9]/[.G51]" office:value-type="float" office:value="0.78125" calcext:value-type="float">
            <text:p>0.78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3" calcext:value-type="float">
            <text:p>33</text:p>
          </table:table-cell>
          <table:table-cell table:formula="of:=[.$E$9]/[.G52]" office:value-type="float" office:value="0.757575757575758" calcext:value-type="float">
            <text:p>0.75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4" calcext:value-type="float">
            <text:p>34</text:p>
          </table:table-cell>
          <table:table-cell table:formula="of:=[.$E$9]/[.G53]" office:value-type="float" office:value="0.735294117647059" calcext:value-type="float">
            <text:p>0.73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5" calcext:value-type="float">
            <text:p>35</text:p>
          </table:table-cell>
          <table:table-cell table:formula="of:=[.$E$9]/[.G54]" office:value-type="float" office:value="0.714285714285714" calcext:value-type="float">
            <text:p>0.71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6" calcext:value-type="float">
            <text:p>36</text:p>
          </table:table-cell>
          <table:table-cell table:formula="of:=[.$E$9]/[.G55]" office:value-type="float" office:value="0.694444444444444" calcext:value-type="float">
            <text:p>0.69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7" calcext:value-type="float">
            <text:p>37</text:p>
          </table:table-cell>
          <table:table-cell table:formula="of:=[.$E$9]/[.G56]" office:value-type="float" office:value="0.675675675675676" calcext:value-type="float">
            <text:p>0.67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8" calcext:value-type="float">
            <text:p>38</text:p>
          </table:table-cell>
          <table:table-cell table:formula="of:=[.$E$9]/[.G57]" office:value-type="float" office:value="0.657894736842105" calcext:value-type="float">
            <text:p>0.65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39" calcext:value-type="float">
            <text:p>39</text:p>
          </table:table-cell>
          <table:table-cell table:formula="of:=[.$E$9]/[.G58]" office:value-type="float" office:value="0.641025641025641" calcext:value-type="float">
            <text:p>0.64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0" calcext:value-type="float">
            <text:p>40</text:p>
          </table:table-cell>
          <table:table-cell table:formula="of:=[.$E$9]/[.G59]" office:value-type="float" office:value="0.625" calcext:value-type="float">
            <text:p>0.62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1" calcext:value-type="float">
            <text:p>41</text:p>
          </table:table-cell>
          <table:table-cell table:formula="of:=[.$E$9]/[.G60]" office:value-type="float" office:value="0.609756097560976" calcext:value-type="float">
            <text:p>0.61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2" calcext:value-type="float">
            <text:p>42</text:p>
          </table:table-cell>
          <table:table-cell table:formula="of:=[.$E$9]/[.G61]" office:value-type="float" office:value="0.595238095238095" calcext:value-type="float">
            <text:p>0.59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3" calcext:value-type="float">
            <text:p>43</text:p>
          </table:table-cell>
          <table:table-cell table:formula="of:=[.$E$9]/[.G62]" office:value-type="float" office:value="0.581395348837209" calcext:value-type="float">
            <text:p>0.58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4" calcext:value-type="float">
            <text:p>44</text:p>
          </table:table-cell>
          <table:table-cell table:formula="of:=[.$E$9]/[.G63]" office:value-type="float" office:value="0.568181818181818" calcext:value-type="float">
            <text:p>0.568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5" calcext:value-type="float">
            <text:p>45</text:p>
          </table:table-cell>
          <table:table-cell table:formula="of:=[.$E$9]/[.G64]" office:value-type="float" office:value="0.555555555555556" calcext:value-type="float">
            <text:p>0.55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6" calcext:value-type="float">
            <text:p>46</text:p>
          </table:table-cell>
          <table:table-cell table:formula="of:=[.$E$9]/[.G65]" office:value-type="float" office:value="0.543478260869565" calcext:value-type="float">
            <text:p>0.54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7" calcext:value-type="float">
            <text:p>47</text:p>
          </table:table-cell>
          <table:table-cell table:formula="of:=[.$E$9]/[.G66]" office:value-type="float" office:value="0.531914893617021" calcext:value-type="float">
            <text:p>0.53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8" calcext:value-type="float">
            <text:p>48</text:p>
          </table:table-cell>
          <table:table-cell table:formula="of:=[.$E$9]/[.G67]" office:value-type="float" office:value="0.520833333333333" calcext:value-type="float">
            <text:p>0.52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49" calcext:value-type="float">
            <text:p>49</text:p>
          </table:table-cell>
          <table:table-cell table:formula="of:=[.$E$9]/[.G68]" office:value-type="float" office:value="0.510204081632653" calcext:value-type="float">
            <text:p>0.51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0" calcext:value-type="float">
            <text:p>50</text:p>
          </table:table-cell>
          <table:table-cell table:formula="of:=[.$E$9]/[.G69]" office:value-type="float" office:value="0.5" calcext:value-type="float">
            <text:p>0.50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1" calcext:value-type="float">
            <text:p>51</text:p>
          </table:table-cell>
          <table:table-cell table:formula="of:=[.$E$9]/[.G70]" office:value-type="float" office:value="0.490196078431373" calcext:value-type="float">
            <text:p>0.49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2" calcext:value-type="float">
            <text:p>52</text:p>
          </table:table-cell>
          <table:table-cell table:formula="of:=[.$E$9]/[.G71]" office:value-type="float" office:value="0.480769230769231" calcext:value-type="float">
            <text:p>0.48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3" calcext:value-type="float">
            <text:p>53</text:p>
          </table:table-cell>
          <table:table-cell table:formula="of:=[.$E$9]/[.G72]" office:value-type="float" office:value="0.471698113207547" calcext:value-type="float">
            <text:p>0.47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4" calcext:value-type="float">
            <text:p>54</text:p>
          </table:table-cell>
          <table:table-cell table:formula="of:=[.$E$9]/[.G73]" office:value-type="float" office:value="0.462962962962963" calcext:value-type="float">
            <text:p>0.46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5" calcext:value-type="float">
            <text:p>55</text:p>
          </table:table-cell>
          <table:table-cell table:formula="of:=[.$E$9]/[.G74]" office:value-type="float" office:value="0.454545454545455" calcext:value-type="float">
            <text:p>0.455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6" calcext:value-type="float">
            <text:p>56</text:p>
          </table:table-cell>
          <table:table-cell table:formula="of:=[.$E$9]/[.G75]" office:value-type="float" office:value="0.446428571428571" calcext:value-type="float">
            <text:p>0.446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7" calcext:value-type="float">
            <text:p>57</text:p>
          </table:table-cell>
          <table:table-cell table:formula="of:=[.$E$9]/[.G76]" office:value-type="float" office:value="0.43859649122807" calcext:value-type="float">
            <text:p>0.43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8" calcext:value-type="float">
            <text:p>58</text:p>
          </table:table-cell>
          <table:table-cell table:formula="of:=[.$E$9]/[.G77]" office:value-type="float" office:value="0.431034482758621" calcext:value-type="float">
            <text:p>0.43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59" calcext:value-type="float">
            <text:p>59</text:p>
          </table:table-cell>
          <table:table-cell table:formula="of:=[.$E$9]/[.G78]" office:value-type="float" office:value="0.423728813559322" calcext:value-type="float">
            <text:p>0.424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0" calcext:value-type="float">
            <text:p>60</text:p>
          </table:table-cell>
          <table:table-cell table:formula="of:=[.$E$9]/[.G79]" office:value-type="float" office:value="0.416666666666667" calcext:value-type="float">
            <text:p>0.41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1" calcext:value-type="float">
            <text:p>61</text:p>
          </table:table-cell>
          <table:table-cell table:formula="of:=[.$E$9]/[.G80]" office:value-type="float" office:value="0.40983606557377" calcext:value-type="float">
            <text:p>0.410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2" calcext:value-type="float">
            <text:p>62</text:p>
          </table:table-cell>
          <table:table-cell table:formula="of:=[.$E$9]/[.G81]" office:value-type="float" office:value="0.403225806451613" calcext:value-type="float">
            <text:p>0.403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float" office:value="63" calcext:value-type="float">
            <text:p>63</text:p>
          </table:table-cell>
          <table:table-cell table:formula="of:=[.$E$9]/[.G82]" office:value-type="float" office:value="0.396825396825397" calcext:value-type="float">
            <text:p>0.397</text:p>
          </table:table-cell>
          <table:table-cell table:number-columns-repeated="1016"/>
        </table:table-row>
        <table:table-row table:style-name="ro2" table:number-rows-repeated="5">
          <table:table-cell table:number-columns-repeated="6"/>
          <table:table-cell table:style-name="ce2" table:number-columns-repeated="2"/>
          <table:table-cell table:number-columns-repeated="1016"/>
        </table:table-row>
        <table:table-row table:style-name="ro2">
          <table:table-cell table:number-columns-repeated="6"/>
          <table:table-cell table:style-name="ce2" table:number-columns-repeated="2"/>
          <table:table-cell table:number-columns-repeated="1016"/>
        </table:table-row>
        <calcext:conditional-formats>
          <calcext:conditional-format calcext:target-range-address="Sheet1.H21:Sheet1.H82">
            <calcext:condition calcext:apply-style-name="Accent" calcext:value="between(1,2)" calcext:base-cell-address="Sheet1.H21"/>
          </calcext:conditional-format>
          <calcext:conditional-format calcext:target-range-address="Sheet1.E11:Sheet1.E11">
            <calcext:condition calcext:apply-style-name="Error" calcext:value="not-between(100,432)" calcext:base-cell-address="Sheet1.E11"/>
          </calcext:conditional-format>
          <calcext:conditional-format calcext:target-range-address="Sheet1.E12:Sheet1.E12">
            <calcext:condition calcext:apply-style-name="Error" calcext:value="&gt;216" calcext:base-cell-address="Sheet1.E12"/>
          </calcext:conditional-format>
          <calcext:conditional-format calcext:target-range-address="Sheet1.E13:Sheet1.E13">
            <calcext:condition calcext:apply-style-name="Note" calcext:value="!=48" calcext:base-cell-address="Sheet1.E13"/>
          </calcext:conditional-format>
        </calcext:conditional-formats>
      </table:table>
      <table:named-expressions/>
      <table:database-ranges>
        <table:database-range table:name="__Anonymous_DB__1" table:target-range-address="Sheet1.B19:Sheet1.E2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number:number-style style:name="N124">
      <number:number number:decimal-places="6" number:min-decimal-places="6" number:min-integer-digits="1" number:grouping="true"/>
    </number:number-style>
    <number:number-style style:name="N125">
      <number:number number:decimal-places="7" number:min-decimal-places="7" number:min-integer-digits="1" number:grouping="true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14" number:min-decimal-places="14" number:min-integer-digits="1"/>
    </number:number-style>
    <number:number-style style:name="N137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ns </meta:initial-creator>
    <meta:creation-date>2020-10-06T13:24:48.608034565</meta:creation-date>
    <dc:date>2020-10-06T16:21:10.451290514</dc:date>
    <dc:creator>Hans </dc:creator>
    <meta:editing-duration>PT20M44S</meta:editing-duration>
    <meta:editing-cycles>4</meta:editing-cycles>
    <meta:generator>LibreOffice/7.0.0.3$Linux_X86_64 LibreOffice_project/8061b3e9204bef6b321a21033174034a5e2ea88e</meta:generator>
    <meta:document-statistic meta:table-count="1" meta:cell-count="254" meta:object-count="0"/>
  </office:meta>
</office:document-meta>
</file>